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</style:style>
    <style:style style:name="ce10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3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 style:data-style-name="N42">
      <style:table-cell-properties fo:border="0.06pt solid #000000"/>
    </style:style>
    <style:style style:name="ce18" style:family="table-cell" style:parent-style-name="Default" style:data-style-name="N42">
      <style:table-cell-properties fo:background-color="#ff950e" fo:border="0.06pt solid #000000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0">
      <style:table-cell-properties fo:background-color="#ccffff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5" style:family="table-cell" style:parent-style-name="Default">
      <style:table-cell-properties fo:background-color="#ccffff"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009900"/>
    </style:style>
    <style:style style:name="ce30" style:family="table-cell" style:parent-style-name="Default">
      <style:table-cell-properties fo:background-color="#cc0000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4" office:value-type="string" calcext:value-type="string">
            <text:p>04:30 – 05:30</text:p>
          </table:table-cell>
          <table:table-cell table:style-name="ce4" office:value-type="string" calcext:value-type="string">
            <text:p>05:30 – 06:30</text:p>
          </table:table-cell>
          <table:table-cell table:style-name="ce10" office:value-type="string" calcext:value-type="string">
            <text:p>08:30 – 10:00</text:p>
          </table:table-cell>
          <table:table-cell table:style-name="ce12" office:value-type="string" calcext:value-type="string">
            <text:p>10:00 – 11:00</text:p>
          </table:table-cell>
          <table:table-cell table:style-name="ce12" office:value-type="string" calcext:value-type="string">
            <text:p>11:00 – 12: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7" office:value-type="string" calcext:value-type="string">
            <text:p>MIT 6.042J</text:p>
          </table:table-cell>
          <table:table-cell table:style-name="ce5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8"/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8" table:number-columns-repeated="3"/>
          <table:table-cell table:style-name="ce13" office:value-type="string" calcext:value-type="string">
            <text:p>A Byte Of Python</text:p>
          </table:table-cell>
          <table:table-cell table:style-name="ce16"/>
        </table:table-row>
      </table:table>
      <table:table table:name="Sheet2" table:style-name="ta1">
        <table:table-column table:style-name="co1" table:default-cell-style-name="ce19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6"/>
        <table:table-column table:style-name="co1" table:number-columns-repeated="2" table:default-cell-style-name="ce26"/>
        <table:table-column table:style-name="co1" table:default-cell-style-name="ce27"/>
        <table:table-column table:style-name="co4" table:default-cell-style-name="ce27"/>
        <table:table-row table:style-name="ro1">
          <table:table-cell table:style-name="ce17"/>
          <table:table-cell table:style-name="ce20" office:value-type="string" calcext:value-type="string" table:number-columns-spanned="7" table:number-rows-spanned="1">
            <text:p>Schedule</text:p>
          </table:table-cell>
          <table:covered-table-cell table:number-columns-repeated="6" table:style-name="ce25"/>
          <table:table-cell table:number-columns-repeated="7"/>
        </table:table-row>
        <table:table-row table:style-name="ro1">
          <table:table-cell table:style-name="ce17"/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22" table:number-columns-repeated="2"/>
          <table:table-cell table:style-name="ce22" office:value-type="date" office:date-value="2014-10-22" calcext:value-type="date">
            <text:p>22/10/14</text:p>
          </table:table-cell>
          <table:table-cell table:style-name="ce22" office:value-type="date" office:date-value="2014-10-23" calcext:value-type="date">
            <text:p>23/10/14</text:p>
          </table:table-cell>
          <table:table-cell table:style-name="ce22" office:value-type="date" office:date-value="2014-10-24" calcext:value-type="date">
            <text:p>24/10/14</text:p>
          </table:table-cell>
          <table:table-cell table:style-name="ce22" office:value-type="date" office:date-value="2014-10-25" calcext:value-type="date">
            <text:p>25/10/14</text:p>
          </table:table-cell>
          <table:table-cell table:style-name="ce22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18" office:value-type="time" office:time-value="PT04H00M00S" calcext:value-type="time">
            <text:p>04:00 AM</text:p>
          </table:table-cell>
          <table:table-cell table:style-name="ce23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6H00M00S" calcext:value-type="time">
            <text:p>04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]+0.5" office:value-type="time" office:time-value="PT16H00M00S" calcext:value-type="time">
            <text:p>04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]+0.5" office:value-type="time" office:time-value="PT16H25M00S" calcext:value-type="time">
            <text:p>04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]+0.5" office:value-type="time" office:time-value="PT16H25M00S" calcext:value-type="time">
            <text:p>04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7]+0.5" office:value-type="time" office:time-value="PT16H30M00S" calcext:value-type="time">
            <text:p>04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8]+0.5" office:value-type="time" office:time-value="PT16H30M00S" calcext:value-type="time">
            <text:p>04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9]+0.5" office:value-type="time" office:time-value="PT16H55M00S" calcext:value-type="time">
            <text:p>04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0]+0.5" office:value-type="time" office:time-value="PT16H55M00S" calcext:value-type="time">
            <text:p>04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1]+0.5" office:value-type="time" office:time-value="PT17H00M00S" calcext:value-type="time">
            <text:p>05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2]+0.5" office:value-type="time" office:time-value="PT17H00M00S" calcext:value-type="time">
            <text:p>05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3]+0.5" office:value-type="time" office:time-value="PT17H25M00S" calcext:value-type="time">
            <text:p>05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4]+0.5" office:value-type="time" office:time-value="PT17H25M00S" calcext:value-type="time">
            <text:p>05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5]+0.5" office:value-type="time" office:time-value="PT17H30M00S" calcext:value-type="time">
            <text:p>05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6]+0.5" office:value-type="time" office:time-value="PT17H30M00S" calcext:value-type="time">
            <text:p>05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7]+0.5" office:value-type="time" office:time-value="PT17H55M00S" calcext:value-type="time">
            <text:p>05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8]+0.5" office:value-type="time" office:time-value="PT17H55M00S" calcext:value-type="time">
            <text:p>05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9]+0.5" office:value-type="time" office:time-value="PT18H00M00S" calcext:value-type="time">
            <text:p>06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0]+0.5" office:value-type="time" office:time-value="PT18H00M00S" calcext:value-type="time">
            <text:p>06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1]+0.5" office:value-type="time" office:time-value="PT18H25M00S" calcext:value-type="time">
            <text:p>06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2]+0.5" office:value-type="time" office:time-value="PT18H25M00S" calcext:value-type="time">
            <text:p>06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3]+0.5" office:value-type="time" office:time-value="PT18H30M00S" calcext:value-type="time">
            <text:p>06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4]+0.5" office:value-type="time" office:time-value="PT18H30M00S" calcext:value-type="time">
            <text:p>06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5]+0.5" office:value-type="time" office:time-value="PT18H55M00S" calcext:value-type="time">
            <text:p>06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6]+0.5" office:value-type="time" office:time-value="PT18H55M00S" calcext:value-type="time">
            <text:p>06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7]+0.5" office:value-type="time" office:time-value="PT19H00M00S" calcext:value-type="time">
            <text:p>07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8]+0.5" office:value-type="time" office:time-value="PT19H00M00S" calcext:value-type="time">
            <text:p>07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9]+0.5" office:value-type="time" office:time-value="PT19H25M00S" calcext:value-type="time">
            <text:p>07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0]+0.5" office:value-type="time" office:time-value="PT19H25M00S" calcext:value-type="time">
            <text:p>07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1]+0.5" office:value-type="time" office:time-value="PT19H30M00S" calcext:value-type="time">
            <text:p>07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2]+0.5" office:value-type="time" office:time-value="PT19H30M00S" calcext:value-type="time">
            <text:p>07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3]+0.5" office:value-type="time" office:time-value="PT19H55M00S" calcext:value-type="time">
            <text:p>07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4]+0.5" office:value-type="time" office:time-value="PT19H55M00S" calcext:value-type="time">
            <text:p>07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5]+0.5" office:value-type="time" office:time-value="PT20H00M00S" calcext:value-type="time">
            <text:p>08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6]+0.5" office:value-type="time" office:time-value="PT20H00M00S" calcext:value-type="time">
            <text:p>08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7]+0.5" office:value-type="time" office:time-value="PT20H25M00S" calcext:value-type="time">
            <text:p>08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8]+0.5" office:value-type="time" office:time-value="PT20H25M00S" calcext:value-type="time">
            <text:p>08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9]+0.5" office:value-type="time" office:time-value="PT20H30M00S" calcext:value-type="time">
            <text:p>08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0]+0.5" office:value-type="time" office:time-value="PT20H30M00S" calcext:value-type="time">
            <text:p>08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1]+0.5" office:value-type="time" office:time-value="PT20H55M00S" calcext:value-type="time">
            <text:p>08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2]+0.5" office:value-type="time" office:time-value="PT20H55M00S" calcext:value-type="time">
            <text:p>08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3]+0.5" office:value-type="time" office:time-value="PT21H00M00S" calcext:value-type="time">
            <text:p>09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4]+0.5" office:value-type="time" office:time-value="PT21H00M00S" calcext:value-type="time">
            <text:p>09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5]+0.5" office:value-type="time" office:time-value="PT21H25M00S" calcext:value-type="time">
            <text:p>09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6]+0.5" office:value-type="time" office:time-value="PT21H25M00S" calcext:value-type="time">
            <text:p>09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7]+0.5" office:value-type="time" office:time-value="PT21H30M00S" calcext:value-type="time">
            <text:p>09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8]+0.5" office:value-type="time" office:time-value="PT21H30M00S" calcext:value-type="time">
            <text:p>09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9]+0.5" office:value-type="time" office:time-value="PT21H55M00S" calcext:value-type="time">
            <text:p>09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0]+0.5" office:value-type="time" office:time-value="PT21H55M00S" calcext:value-type="time">
            <text:p>09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1]+0.5" office:value-type="time" office:time-value="PT22H00M00S" calcext:value-type="time">
            <text:p>10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2]+0.5" office:value-type="time" office:time-value="PT22H00M00S" calcext:value-type="time">
            <text:p>10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3]+0.5" office:value-type="time" office:time-value="PT22H25M00S" calcext:value-type="time">
            <text:p>10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4]+0.5" office:value-type="time" office:time-value="PT22H25M00S" calcext:value-type="time">
            <text:p>10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5]+0.5" office:value-type="time" office:time-value="PT22H30M00S" calcext:value-type="time">
            <text:p>10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6]+0.5" office:value-type="time" office:time-value="PT22H30M00S" calcext:value-type="time">
            <text:p>10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7]+0.5" office:value-type="time" office:time-value="PT22H55M00S" calcext:value-type="time">
            <text:p>10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8]+0.5" office:value-type="time" office:time-value="PT22H55M00S" calcext:value-type="time">
            <text:p>10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9]+0.5" office:value-type="time" office:time-value="PT23H00M00S" calcext:value-type="time">
            <text:p>1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0]+0.5" office:value-type="time" office:time-value="PT23H00M00S" calcext:value-type="time">
            <text:p>1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1]+0.5" office:value-type="time" office:time-value="PT23H25M00S" calcext:value-type="time">
            <text:p>1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2]+0.5" office:value-type="time" office:time-value="PT23H25M00S" calcext:value-type="time">
            <text:p>1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3]+0.5" office:value-type="time" office:time-value="PT23H30M00S" calcext:value-type="time">
            <text:p>1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4]+0.5" office:value-type="time" office:time-value="PT23H30M00S" calcext:value-type="time">
            <text:p>1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5]+0.5" office:value-type="time" office:time-value="PT23H55M00S" calcext:value-type="time">
            <text:p>1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6]+0.5" office:value-type="time" office:time-value="PT23H55M00S" calcext:value-type="time">
            <text:p>1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7]+0.5" office:value-type="time" office:time-value="PT24H00M00S" calcext:value-type="time">
            <text:p>12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2.B4:Sheet2.B4">
            <calcext:condition calcext:apply-style-name="Untitled4" calcext:value="contains-text(#NAME?[.B$4])" calcext:base-cell-address="Sheet2.B4"/>
          </calcext:conditional-format>
        </calcext:conditional-formats>
      </table:table>
      <table:table table:name="Sheet3" table:style-name="ta1">
        <table:table-column table:style-name="co1" table:default-cell-style-name="ce28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29" office:value-type="string" calcext:value-type="string">
            <text:p>MIT 6.046J</text:p>
          </table:table-cell>
        </table:table-row>
        <table:table-row table:style-name="ro1">
          <table:table-cell table:style-name="ce30" office:value-type="string" calcext:value-type="string">
            <text:p>Pbreak</text:p>
          </table:table-cell>
        </table:table-row>
        <table:table-row table:style-name="ro1">
          <table:table-cell table:style-name="ce7" office:value-type="string" calcext:value-type="string">
            <text:p>MIT 6.042J</text:p>
          </table:table-cell>
        </table:table-row>
        <table:table-row table:style-name="ro1">
          <table:table-cell table:style-name="ce31" office:value-type="string" calcext:value-type="string">
            <text:p>MIT 18.01</text:p>
          </table:table-cell>
        </table:table-row>
        <table:table-row table:style-name="ro2">
          <table:table-cell table:style-name="ce13" office:value-type="string" calcext:value-type="string">
            <text:p>A Byte Of Python</text:p>
          </table:table-cell>
        </table:table-row>
        <table:table-row table:style-name="ro1"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style-name="ce15" office:value-type="string" calcext:value-type="string">
            <text:p>Operating Syste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23:09:53.04380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3T23:41:23.066331124</dc:date>
    <meta:editing-duration>PT8H52M40S</meta:editing-duration>
    <meta:editing-cycles>76</meta:editing-cycles>
    <meta:generator>LibreOffice/4.3.2.2$Linux_X86_64 LibreOffice_project/430m0$Build-2</meta:generator>
    <meta:document-statistic meta:table-count="3" meta:cell-count="225" meta:object-count="0"/>
  </office:meta>
</office:document-meta>
</file>